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.08mm"/>
    </style:style>
    <style:style style:name="co2" style:family="table-column">
      <style:table-column-properties fo:break-before="auto" style:column-width="94.42mm"/>
    </style:style>
    <style:style style:name="co3" style:family="table-column">
      <style:table-column-properties fo:break-before="auto" style:column-width="17.94mm"/>
    </style:style>
    <style:style style:name="ro1" style:family="table-row">
      <style:table-row-properties style:row-height="8.8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solid" style:text-underline-width="auto" style:text-underline-color="font-color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Arial" fo:font-size="18pt" fo:font-weight="bold" style:text-underline-style="none" style:text-underline-color="font-color" style:text-line-through-type="none" fo:font-style="normal" style:text-outline="false" fo:text-shadow="none" style:text-position="0%" style:font-name-complex="Arial" style:font-size-asian="18pt" style:font-size-complex="18pt" style:font-weight-asian="bold" style:font-weight-complex="bold" style:font-style-asian="normal" style:font-style-complex="normal"/>
    </style:style>
    <style:style style:name="T2" style:family="text">
      <style:text-properties fo:font-size="18pt" fo:font-weight="bold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bold" style:font-weight-complex="bold" style:font-style-asian="normal" style:font-style-complex="normal" style:font-name="標楷體" style:font-name-asian="標楷體"/>
    </style:style>
    <style:style style:name="T3" style:family="text">
      <style:text-properties fo:font-size="18pt" fo:font-weight="bold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bold" style:font-weight-complex="bold" style:font-style-asian="normal" style:font-style-complex="normal" style:font-name="Arial" style:font-name-complex="Arial"/>
    </style:style>
    <style:style style:name="T4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 style:font-name-complex="Ari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7" style:family="text">
      <style:text-properties style:font-name="標楷體" fo:font-size="12pt" fo:font-weight="normal" style:text-line-through-type="none" fo:font-style="normal" style:text-outline="false" fo:text-shadow="none" style:text-position="0%" style:font-name-asian="標楷體" style:font-size-asian="12pt" style:font-size-complex="12pt" style:font-weight-asian="normal" style:font-weight-complex="normal" style:font-style-asian="normal" style:font-style-complex="normal" style:text-underline-style="solid" style:text-underline-width="auto" style:text-underline-color="font-color"/>
    </style:style>
    <style:style style:name="T8" style:family="text">
      <style:text-properties style:font-name="標楷體" fo:font-size="12pt" fo:font-weight="normal" style:text-line-through-type="none" fo:font-style="normal" style:text-outline="false" fo:text-shadow="none" style:text-position="0%" style:font-name-asian="標楷體" style:font-size-asian="12pt" style:font-size-complex="12pt" style:font-weight-asian="normal" style:font-weight-complex="normal" style:font-style-asian="normal" style:font-style-complex="normal" style:text-underline-style="none" style:text-underline-color="font-color"/>
    </style:style>
    <style:style style:name="T9" style:family="text">
      <style:text-properties fo:font-size="12pt" fo:font-weight="normal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text-underline-style="none" style:text-underline-color="font-color" style:font-name="Arial" style:font-name-complex="Arial"/>
    </style:style>
    <style:style style:name="T10" style:family="text">
      <style:text-properties fo:font-size="12pt" fo:font-weight="normal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text-underline-style="none" style:text-underline-color="font-color" style:font-name="標楷體" style:font-name-asian="標楷體"/>
    </style:style>
    <style:style style:name="T1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55" table:default-cell-style-name="ce2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市<text:span text:style-name="T1">  </text:span><text:span text:style-name="T2">場</text:span><text:span text:style-name="T3">  </text:span><text:span text:style-name="T2">調</text:span><text:span text:style-name="T3">  </text:span><text:span text:style-name="T2">查</text:span><text:span text:style-name="T3">  </text:span><text:span text:style-name="T2">表</text:span></text:p>
          </table:table-cell>
          <table:covered-table-cell table:style-name="ce7"/>
          <table:table-cell table:number-columns-repeated="1022"/>
        </table:table-row>
        <table:table-row table:style-name="ro1">
          <table:table-cell office:value-type="string" calcext:value-type="string">
            <text:p> <text:span text:style-name="T4">區</text:span><text:span text:style-name="T5">  </text:span><text:span text:style-name="T6">域：</text:span>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　　　<text:span text:style-name="T4">年</text:span><text:span text:style-name="T7">　　　</text:span><text:span text:style-name="T8">月</text:span><text:span text:style-name="T7">　　　</text:span><text:span text:style-name="T8">日</text:span><text:span text:style-name="T9">                                      </text:span><text:span text:style-name="T10">填表人：</text:span>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項<text:span text:style-name="T11">       </text:span><text:span text:style-name="T6">目</text:span></text:p>
          </table:table-cell>
          <table:table-cell table:style-name="ce8"/>
          <table:table-cell table:number-columns-repeated="1022"/>
        </table:table-row>
        <table:table-row table:style-name="ro1">
          <table:table-cell table:style-name="ce5" office:value-type="string" calcext:value-type="string">
            <text:p>單<text:span text:style-name="T11"> </text:span><text:span text:style-name="T6">位</text:span><text:span text:style-name="T5"> </text:span><text:span text:style-name="T6">名</text:span><text:span text:style-name="T5"> </text:span><text:span text:style-name="T6">稱</text:span>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5" office:value-type="string" calcext:value-type="string">
            <text:p>地<text:span text:style-name="T11">       </text:span><text:span text:style-name="T6">址</text:span>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5" office:value-type="string" calcext:value-type="string">
            <text:p>負<text:span text:style-name="T11">   </text:span><text:span text:style-name="T6">責</text:span><text:span text:style-name="T5">  </text:span><text:span text:style-name="T6">人</text:span>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5" office:value-type="string" calcext:value-type="string">
            <text:p>樓<text:span text:style-name="T11"> </text:span><text:span text:style-name="T6">層</text:span><text:span text:style-name="T5"> </text:span><text:span text:style-name="T6">面</text:span><text:span text:style-name="T5"> </text:span><text:span text:style-name="T6">積</text:span>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5" office:value-type="string" calcext:value-type="string">
            <text:p>營<text:span text:style-name="T11"> </text:span><text:span text:style-name="T6">業</text:span><text:span text:style-name="T5"> </text:span><text:span text:style-name="T6">特</text:span><text:span text:style-name="T5"> </text:span><text:span text:style-name="T6">色</text:span>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5" office:value-type="string" calcext:value-type="string">
            <text:p>營<text:span text:style-name="T11"> </text:span><text:span text:style-name="T6">業</text:span><text:span text:style-name="T5"> </text:span><text:span text:style-name="T6">年</text:span><text:span text:style-name="T5"> </text:span><text:span text:style-name="T6">數</text:span>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5" office:value-type="string" calcext:value-type="string">
            <text:p>廣<text:span text:style-name="T11"> </text:span><text:span text:style-name="T6">告</text:span><text:span text:style-name="T5"> </text:span><text:span text:style-name="T6">投</text:span><text:span text:style-name="T5"> </text:span><text:span text:style-name="T6">資</text:span>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5" office:value-type="string" calcext:value-type="string">
            <text:p>資<text:span text:style-name="T11">  </text:span><text:span text:style-name="T6">本</text:span><text:span text:style-name="T5">  </text:span><text:span text:style-name="T6">額</text:span>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5" office:value-type="string" calcext:value-type="string">
            <text:p>職<text:span text:style-name="T11"> </text:span><text:span text:style-name="T6">員</text:span><text:span text:style-name="T5"> </text:span><text:span text:style-name="T6">人</text:span><text:span text:style-name="T5"> </text:span><text:span text:style-name="T6">數</text:span>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5" office:value-type="string" calcext:value-type="string">
            <text:p>職<text:span text:style-name="T11"> </text:span><text:span text:style-name="T6">員</text:span><text:span text:style-name="T5"> </text:span><text:span text:style-name="T6">素</text:span><text:span text:style-name="T5"> </text:span><text:span text:style-name="T6">質</text:span>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5" office:value-type="string" calcext:value-type="string">
            <text:p>薪<text:span text:style-name="T11">       </text:span><text:span text:style-name="T6">資</text:span>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5" office:value-type="string" calcext:value-type="string">
            <text:p>顧<text:span text:style-name="T11"> </text:span><text:span text:style-name="T6">客</text:span><text:span text:style-name="T5"> </text:span><text:span text:style-name="T6">來</text:span><text:span text:style-name="T5"> </text:span><text:span text:style-name="T6">源</text:span>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5" office:value-type="string" calcext:value-type="string">
            <text:p>營<text:span text:style-name="T11"> </text:span><text:span text:style-name="T6">業</text:span><text:span text:style-name="T5"> </text:span><text:span text:style-name="T6">時</text:span><text:span text:style-name="T5"> </text:span><text:span text:style-name="T6">間</text:span>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5" office:value-type="string" calcext:value-type="string">
            <text:p>尖<text:span text:style-name="T11"> </text:span><text:span text:style-name="T6">峰</text:span><text:span text:style-name="T5"> </text:span><text:span text:style-name="T6">時</text:span><text:span text:style-name="T5"> </text:span><text:span text:style-name="T6">段</text:span>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5" office:value-type="string" calcext:value-type="string">
            <text:p>營業額最高日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5" office:value-type="string" calcext:value-type="string">
            <text:p>營業額最低日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5" office:value-type="string" calcext:value-type="string">
            <text:p>日<text:span text:style-name="T11"> </text:span><text:span text:style-name="T6">均</text:span><text:span text:style-name="T5"> </text:span><text:span text:style-name="T6">營</text:span><text:span text:style-name="T5"> </text:span><text:span text:style-name="T6">收</text:span>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5" office:value-type="string" calcext:value-type="string">
            <text:p>月<text:span text:style-name="T11"> </text:span><text:span text:style-name="T6">均</text:span><text:span text:style-name="T5"> </text:span><text:span text:style-name="T6">營</text:span><text:span text:style-name="T5"> </text:span><text:span text:style-name="T6">收</text:span>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6" office:value-type="string" calcext:value-type="string">
            <text:p>(<text:span text:style-name="T4">低</text:span><text:span text:style-name="T5">) </text:span><text:span text:style-name="T6">消</text:span><text:span text:style-name="T5"> </text:span><text:span text:style-name="T6">費</text:span><text:span text:style-name="T5"> </text:span><text:span text:style-name="T6">額</text:span>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6" office:value-type="string" calcext:value-type="string">
            <text:p>(<text:span text:style-name="T4">高</text:span><text:span text:style-name="T5">) </text:span><text:span text:style-name="T6">消</text:span><text:span text:style-name="T5"> </text:span><text:span text:style-name="T6">費</text:span><text:span text:style-name="T5"> </text:span><text:span text:style-name="T6">額</text:span>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5" office:value-type="string" calcext:value-type="string">
            <text:p>成<text:span text:style-name="T11"> </text:span><text:span text:style-name="T6">本</text:span><text:span text:style-name="T5"> </text:span><text:span text:style-name="T6">費</text:span><text:span text:style-name="T5"> </text:span><text:span text:style-name="T6">用</text:span>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5" office:value-type="string" calcext:value-type="string">
            <text:p>稅<text:span text:style-name="T11">       </text:span><text:span text:style-name="T6">額</text:span>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5" office:value-type="string" calcext:value-type="string">
            <text:p>發<text:span text:style-name="T11"> </text:span><text:span text:style-name="T6">展</text:span><text:span text:style-name="T5"> </text:span><text:span text:style-name="T6">規</text:span><text:span text:style-name="T5"> </text:span><text:span text:style-name="T6">劃</text:span>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5" office:value-type="string" calcext:value-type="string">
            <text:p>經營有效手段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5" office:value-type="string" calcext:value-type="string">
            <text:p>其<text:span text:style-name="T11">        </text:span><text:span text:style-name="T6">它</text:span></text:p>
          </table:table-cell>
          <table:table-cell table:style-name="ce9"/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9T14:01:17</meta:creation-date>
    <dc:creator>Joyce</dc:creator>
    <dc:date>2004-04-19T14:02:56</dc:date>
    <meta:document-statistic meta:table-count="1" meta:cell-count="29" meta:object-count="0"/>
    <meta:generator>LibreOffice/5.1.1.3$Windows_x86 LibreOffice_project/89f508ef3ecebd2cfb8e1def0f0ba9a803b88a6d</meta:generator>
  </office:meta>
</office:document-meta>
</file>